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paragraph-rsid="001a4b9a"/>
    </style:style>
    <style:style style:name="P3" style:family="paragraph" style:parent-style-name="Text_20_body" style:list-style-name="L1">
      <style:text-properties officeooo:rsid="002bd9b3" officeooo:paragraph-rsid="002bd9b3"/>
    </style:style>
    <style:style style:name="T1" style:family="text">
      <style:text-properties fo:font-variant="small-caps"/>
    </style:style>
    <style:style style:name="T2" style:family="text">
      <style:text-properties officeooo:rsid="001a4b9a"/>
    </style:style>
    <style:style style:name="T3" style:family="text">
      <style:text-properties officeooo:rsid="001bb78b"/>
    </style:style>
    <style:style style:name="T4" style:family="text">
      <style:text-properties officeooo:rsid="001f6dbf"/>
    </style:style>
    <style:style style:name="T5" style:family="text">
      <style:text-properties style:text-position="super 58%" officeooo:rsid="001f6dbf"/>
    </style:style>
    <style:style style:name="T6" style:family="text">
      <style:text-properties style:text-position="0% 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viticus 12:1-8</text:h>
      <text:h text:style-name="Heading_20_2" text:outline-level="2"><text:bookmark text:name="en-GNT-2986"/>The Purification of Women after Childbirth</text:h>
      <text:list xml:id="list4085613749" text:style-name="L1">
        <text:list-item>
          <text:p text:style-name="P1">The <text:span text:style-name="T1">Lord</text:span> gave Moses the following regulations for the people of Israel. For seven days after a woman gives birth to a son, she is ritually unclean, as she is during her monthly period. On the eighth day, the child shall be circumcised. Then it will be thirty-three more days until she is ritually clean from her loss of blood; she must not touch anything that is holy or enter the sacred Tent until the time of her purification is completed. For fourteen days after a woman gives birth to a daughter, she is ritually unclean, as she is during her monthly period. Then it will be sixty-six more days until she is ritually clean from her loss of blood. When the time of her purification is completed, whether for a son or daughter, she shall bring to the priest at the entrance of the Tent of the <text:span text:style-name="T1">Lord</text:span>'s presence a one-year-old lamb for a burnt offering and a pigeon or a dove for a sin offering. The priest shall present her offering to the <text:span text:style-name="T1">Lord</text:span> and perform the ritual to take away her impurity, and she will be ritually clean. This, then, is what a woman must do after giving birth. If the woman cannot afford a lamb, she shall bring two doves or two pigeons, one for a burnt offering and the other for a sin offering, and the priest shall perform the ritual to take away her impurity, and she will be ritually clean.</text:p>
        </text:list-item>
        <text:list-item>
          <text:p text:style-name="P2"><text:span text:style-name="T2">After giving birth a woman is unclean and needs to wait a certain time until she is clean again. She is also unclean during her monthly period. </text:span><text:span text:style-name="T3">During this time shes not allowed to go to the sacred and holy places. After the time has elapsed, she then goes to the priest with an offering for the Lord and also for her purification from sin. </text:span><text:span text:style-name="T4">On the 8</text:span><text:span text:style-name="T5">th</text:span><text:span text:style-name="T4"> day the child is circumcised.</text:span></text:p>
        </text:list-item>
        <text:list-item>
          <text:p text:style-name="P3">I wonder what we do these days as commanded by the Lord?</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6T07:59:24.138167876</meta:creation-date>
    <dc:date>2022-03-16T08:09:38.750801525</dc:date>
    <meta:editing-duration>PT10M12S</meta:editing-duration>
    <meta:editing-cycles>6</meta:editing-cycles>
    <meta:generator>LibreOffice/6.4.7.2$Linux_X86_64 LibreOffice_project/40$Build-2</meta:generator>
    <meta:document-statistic meta:table-count="0" meta:image-count="0" meta:object-count="0" meta:page-count="1" meta:paragraph-count="5" meta:word-count="343" meta:character-count="1815" meta:non-whitespace-character-count="1480"/>
  </office:meta>
</office:document-meta>
</file>